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2.948in"/>
    </style:style>
    <style:style style:name="co3" style:family="table-column">
      <style:table-column-properties fo:break-before="auto" style:column-width="2.4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HD Supply (HDS Canada Inc.)</text:p>
          </table:table-cell>
          <table:table-cell office:value-type="string" calcext:value-type="string">
            <text:p>Spring #15 INDUS061507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oat holder bolts</text:p>
          </table:table-cell>
          <table:table-cell/>
          <table:table-cell office:value-type="string" calcext:value-type="string">
            <text:p>Button head cap screw, 1/4 20, 1/2”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 nuts for hand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djustment Screws</text:p>
          </table:table-cell>
          <table:table-cell office:value-type="string" calcext:value-type="string">
            <text:p>Newport Corporation (in California, couldn't find a Canadian source)</text:p>
          </table:table-cell>
          <table:table-cell office:value-type="string" calcext:value-type="string">
            <text:p>Go to www.newport.com. nder Products, look for Thread-matched Adjustment screws, 1/4-100, 19.1 mm travel range, Model 936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 style:data-style-name="N2" text:time-value="14:35:47.988209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</meta:initial-creator>
    <meta:creation-date>2018-02-28T09:52:20.374202731</meta:creation-date>
    <meta:generator>LibreOffice/4.2.8.2$Linux_X86_64 LibreOffice_project/420m0$Build-2</meta:generator>
    <dc:date>2018-04-14T14:46:12.714621528</dc:date>
    <dc:creator>ian </dc:creator>
    <meta:editing-duration>PT30S</meta:editing-duration>
    <meta:editing-cycles>4</meta:editing-cycles>
    <meta:document-statistic meta:table-count="1" meta:cell-count="16" meta:object-count="0"/>
  </office:meta>
</office:document-meta>
</file>